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3.519cm" style:rel-column-width="13555*"/>
    </style:style>
    <style:style style:name="Tabelle1.B" style:family="table-column">
      <style:table-column-properties style:column-width="13.494cm" style:rel-column-width="51980*"/>
    </style:style>
    <style:style style:name="Tabelle1.A1" style:family="table-cell">
      <style:table-cell-properties style:vertical-align="middle" fo:padding="0cm" fo:border="none"/>
    </style:style>
    <style:style style:name="Tabelle1.B1" style:family="table-cell">
      <style:table-cell-properties fo:padding="0cm" fo:border="none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14.512cm" style:rel-column-width="55900*"/>
    </style:style>
    <style:style style:name="Tabelle2.B" style:family="table-column">
      <style:table-column-properties style:column-width="1.251cm" style:rel-column-width="4817*"/>
    </style:style>
    <style:style style:name="Tabelle2.C" style:family="table-column">
      <style:table-column-properties style:column-width="1.251cm" style:rel-column-width="4818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A7" style:family="table-cell">
      <style:table-cell-properties fo:padding="0.097cm" fo:border-left="none" fo:border-right="none" fo:border-top="0.002cm solid #000000" fo:border-bottom="0.002cm solid #000000"/>
    </style:style>
    <style:style style:name="P1" style:family="paragraph" style:parent-style-name="Table_20_Contents">
      <style:text-properties fo:font-size="13pt" style:font-size-asian="13pt" style:font-size-complex="13pt"/>
    </style:style>
    <style:style style:name="P2" style:family="paragraph" style:parent-style-name="Table_20_Contents"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Table_20_Contents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text-properties style:text-underline-style="none" fo:font-weight="normal" style:font-weight-asian="normal" style:font-weight-complex="normal"/>
    </style:style>
    <style:style style:name="P7" style:family="paragraph" style:parent-style-name="Table_20_Contents">
      <style:text-properties style:text-underline-style="none" fo:font-weight="normal" style:font-weight-asian="normal" style:font-weight-complex="normal"/>
    </style:style>
    <style:style style:name="P8" style:family="paragraph" style:parent-style-name="Table_20_Contents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Formular" form:command="Anmerkungen" form:apply-filter="true" form:command-type="table" form:control-implementation="ooo:com.sun.star.form.component.Form" office:target-frame="" xlink:href="" xlink:type="simple">
          <form:text form:name="Textfeld 1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feld 3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feld 2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feld 4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  <form:checkbox form:name="Markierfeld 1" form:control-implementation="ooo:com.sun.star.form.component.CheckBox" xml:id="control5" form:id="control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" form:id="control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" form:id="control7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" form:id="control8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9" form:id="control9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0" form:id="control1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1" form:id="control11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2" form:id="control1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3" form:id="control1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4" form:id="control14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5" form:id="control1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6" form:id="control1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7" form:id="control17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8" form:id="control18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9" form:id="control19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0" form:id="control2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feld 4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  <form:checkbox form:name="Markierfeld 1" form:control-implementation="ooo:com.sun.star.form.component.CheckBox" xml:id="control22" form:id="control2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3" form:id="control2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4" form:id="control24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5" form:id="control2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6" form:id="control2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7" form:id="control27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8" form:id="control28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9" form:id="control29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0" form:id="control3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1" form:id="control31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2" form:id="control3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3" form:id="control3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feld 4" form:control-implementation="ooo:com.sun.star.form.component.TextField" xml:id="control34" form:id="control3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  <form:checkbox form:name="Markierfeld 1" form:control-implementation="ooo:com.sun.star.form.component.CheckBox" xml:id="control35" form:id="control3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6" form:id="control3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7" form:id="control37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8" form:id="control38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9" form:id="control39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40" form:id="control4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41" form:id="control41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42" form:id="control4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43" form:id="control4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44" form:id="control44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45" form:id="control4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46" form:id="control4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47" form:id="control47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48" form:id="control48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49" form:id="control49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0" form:id="control5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1" form:id="control51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2" form:id="control5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3" form:id="control5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4" form:id="control54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5" form:id="control5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6" form:id="control5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7" form:id="control57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8" form:id="control58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9" form:id="control59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0" form:id="control6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1" form:id="control61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2" form:id="control6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3" form:id="control6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4" form:id="control64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5" form:id="control6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6" form:id="control6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feld 4" form:control-implementation="ooo:com.sun.star.form.component.TextField" xml:id="control67" form:id="control6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  <form:checkbox form:name="Markierfeld 1" form:control-implementation="ooo:com.sun.star.form.component.CheckBox" xml:id="control68" form:id="control68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9" form:id="control69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0" form:id="control7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1" form:id="control71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2" form:id="control7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3" form:id="control7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4" form:id="control74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5" form:id="control7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6" form:id="control7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7" form:id="control77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feld 4" form:control-implementation="ooo:com.sun.star.form.component.TextField" xml:id="control78" form:id="control7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  <form:checkbox form:name="Markierfeld 1" form:control-implementation="ooo:com.sun.star.form.component.CheckBox" xml:id="control79" form:id="control79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0" form:id="control8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1" form:id="control81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2" form:id="control8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3" form:id="control8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4" form:id="control84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5" form:id="control8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6" form:id="control8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7" form:id="control87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8" form:id="control88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89" form:id="control89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90" form:id="control9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91" form:id="control91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92" form:id="control9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93" form:id="control9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94" form:id="control94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95" form:id="control9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96" form:id="control9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97" form:id="control97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98" form:id="control98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99" form:id="control99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00" form:id="control10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01" form:id="control101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02" form:id="control10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03" form:id="control10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04" form:id="control104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05" form:id="control10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06" form:id="control10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07" form:id="control107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08" form:id="control108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09" form:id="control109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10" form:id="control110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11" form:id="control111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12" form:id="control112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13" form:id="control113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14" form:id="control114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15" form:id="control115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16" form:id="control116" form:label="Markierf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plan für GUI Vespucci 2.0</text:h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Tester:</text:p>
          </table:table-cell>
          <table:table-cell table:style-name="Tabelle1.B1" office:value-type="string">
            <text:p text:style-name="Table_20_Contents"><draw:control text:anchor-type="as-char" draw:z-index="0" draw:style-name="gr1" draw:text-style-name="P10" svg:width="13.472cm" svg:height="1.001cm" draw:control="control1"/></text:p>
          </table:table-cell>
        </table:table-row>
        <table:table-row>
          <table:table-cell table:style-name="Tabelle1.A1" office:value-type="string">
            <text:p text:style-name="P1">Getestetes System:</text:p>
          </table:table-cell>
          <table:table-cell table:style-name="Tabelle1.B1" office:value-type="string">
            <text:p text:style-name="Table_20_Contents"><draw:control text:anchor-type="as-char" draw:z-index="2" draw:style-name="gr1" draw:text-style-name="P10" svg:width="13.45cm" svg:height="1.001cm" draw:control="control3"/></text:p>
          </table:table-cell>
        </table:table-row>
        <table:table-row>
          <table:table-cell table:style-name="Tabelle1.A1" office:value-type="string">
            <text:p text:style-name="P4">Datum:</text:p>
          </table:table-cell>
          <table:table-cell table:style-name="Tabelle1.B1" office:value-type="string">
            <text:p text:style-name="Table_20_Contents"><draw:control text:anchor-type="as-char" draw:z-index="1" draw:style-name="gr1" draw:text-style-name="P10" svg:width="13.45cm" svg:height="1.001cm" draw:control="control2"/></text:p>
          </table:table-cell>
        </table:table-row>
      </table:table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2">Vespucci 2.0 vorbereiten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5">Testfall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Table_20_Contents">Ein Java Projekt erstellen</text:p>
          </table:table-cell>
          <table:table-cell table:style-name="Tabelle2.A2" office:value-type="string">
            <text:p text:style-name="Table_20_Contents"><draw:control text:anchor-type="as-char" draw:z-index="4" draw:style-name="gr2" draw:text-style-name="P10" svg:width="0.451cm" svg:height="0.424cm" draw:control="control5"/></text:p>
          </table:table-cell>
          <table:table-cell table:style-name="Tabelle2.C2" office:value-type="string">
            <text:p text:style-name="Standard"><draw:control text:anchor-type="as-char" draw:z-index="5" draw:style-name="gr2" draw:text-style-name="P10" svg:width="0.451cm" svg:height="0.424cm" draw:control="control6"/></text:p>
          </table:table-cell>
        </table:table-row>
        <table:table-row>
          <table:table-cell table:style-name="Tabelle2.A2" office:value-type="string">
            <text:p text:style-name="Table_20_Contents">In die Vespucci View wechseln</text:p>
          </table:table-cell>
          <table:table-cell table:style-name="Tabelle2.A2" office:value-type="string">
            <text:p text:style-name="Standard"><draw:control text:anchor-type="as-char" draw:z-index="6" draw:style-name="gr2" draw:text-style-name="P10" svg:width="0.451cm" svg:height="0.424cm" draw:control="control7"/></text:p>
          </table:table-cell>
          <table:table-cell table:style-name="Tabelle2.C2" office:value-type="string">
            <text:p text:style-name="Standard"><draw:control text:anchor-type="as-char" draw:z-index="7" draw:style-name="gr2" draw:text-style-name="P10" svg:width="0.451cm" svg:height="0.424cm" draw:control="control8"/></text:p>
          </table:table-cell>
        </table:table-row>
        <table:table-row>
          <table:table-cell table:style-name="Tabelle2.A2" office:value-type="string">
            <text:p text:style-name="Table_20_Contents">Per Rechtsklick → New → Other Ein Vespucci Datenmodell erstellen</text:p>
          </table:table-cell>
          <table:table-cell table:style-name="Tabelle2.A2" office:value-type="string">
            <text:p text:style-name="Standard"><draw:control text:anchor-type="as-char" draw:z-index="8" draw:style-name="gr2" draw:text-style-name="P10" svg:width="0.451cm" svg:height="0.424cm" draw:control="control9"/></text:p>
          </table:table-cell>
          <table:table-cell table:style-name="Tabelle2.C2" office:value-type="string">
            <text:p text:style-name="Standard"><draw:control text:anchor-type="as-char" draw:z-index="9" draw:style-name="gr2" draw:text-style-name="P10" svg:width="0.451cm" svg:height="0.424cm" draw:control="control10"/></text:p>
          </table:table-cell>
        </table:table-row>
        <table:table-row>
          <table:table-cell table:style-name="Tabelle2.C2" table:number-columns-spanned="3" office:value-type="string">
            <text:p text:style-name="Table_20_Contents">Anmerkungen:</text:p>
            <text:p text:style-name="Table_20_Contents"><draw:control text:anchor-type="as-char" draw:z-index="3" draw:style-name="gr1" draw:text-style-name="P10" svg:width="16.696cm" svg:height="2.386cm" draw:control="control4"/></text:p>
          </table:table-cell>
          <table:covered-table-cell/>
          <table:covered-table-cell/>
        </table:table-row>
        <table:table-row>
          <table:table-cell table:style-name="Tabelle2.A7" table:number-columns-spanned="3" office:value-type="string">
            <text:p text:style-name="Table_20_Contents"/>
            <text:p text:style-name="Table_20_Contents"/>
            <text:p text:style-name="P2">Ensembles hinzufügen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5">Testfall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P6">Ein Ensemble Namens TEST erstellen</text:p>
          </table:table-cell>
          <table:table-cell table:style-name="Tabelle2.A2" office:value-type="string">
            <text:p text:style-name="Standard"><draw:control text:anchor-type="as-char" draw:z-index="10" draw:style-name="gr2" draw:text-style-name="P10" svg:width="0.451cm" svg:height="0.424cm" draw:control="control11"/></text:p>
          </table:table-cell>
          <table:table-cell table:style-name="Tabelle2.C2" office:value-type="string">
            <text:p text:style-name="Standard"><draw:control text:anchor-type="as-char" draw:z-index="11" draw:style-name="gr2" draw:text-style-name="P10" svg:width="0.451cm" svg:height="0.424cm" draw:control="control12"/></text:p>
          </table:table-cell>
        </table:table-row>
        <table:table-row>
          <table:table-cell table:style-name="Tabelle2.A2" office:value-type="string">
            <text:p text:style-name="P6">Ein Ensemble Namens 4$üü erstellen</text:p>
          </table:table-cell>
          <table:table-cell table:style-name="Tabelle2.A2" office:value-type="string">
            <text:p text:style-name="Standard"><draw:control text:anchor-type="as-char" draw:z-index="12" draw:style-name="gr2" draw:text-style-name="P10" svg:width="0.451cm" svg:height="0.424cm" draw:control="control13"/></text:p>
          </table:table-cell>
          <table:table-cell table:style-name="Tabelle2.C2" office:value-type="string">
            <text:p text:style-name="Standard"><draw:control text:anchor-type="as-char" draw:z-index="13" draw:style-name="gr2" draw:text-style-name="P10" svg:width="0.451cm" svg:height="0.424cm" draw:control="control14"/></text:p>
          </table:table-cell>
        </table:table-row>
        <table:table-row>
          <table:table-cell table:style-name="Tabelle2.A2" office:value-type="string">
            <text:p text:style-name="P6">Ein Ensemble Namens test als Kind von TEST erstellen</text:p>
          </table:table-cell>
          <table:table-cell table:style-name="Tabelle2.A2" office:value-type="string">
            <text:p text:style-name="Standard"><draw:control text:anchor-type="as-char" draw:z-index="14" draw:style-name="gr2" draw:text-style-name="P10" svg:width="0.451cm" svg:height="0.424cm" draw:control="control15"/></text:p>
          </table:table-cell>
          <table:table-cell table:style-name="Tabelle2.C2" office:value-type="string">
            <text:p text:style-name="Standard"><draw:control text:anchor-type="as-char" draw:z-index="15" draw:style-name="gr2" draw:text-style-name="P10" svg:width="0.451cm" svg:height="0.424cm" draw:control="control16"/></text:p>
          </table:table-cell>
        </table:table-row>
        <table:table-row>
          <table:table-cell table:style-name="Tabelle2.A2" office:value-type="string">
            <text:p text:style-name="P6">Ein Ensemble Namens „erweitert“ erstellen mit Beschreibung „test beschreibung“ (neue Zeile) „mehr beschreibung üää$%“</text:p>
          </table:table-cell>
          <table:table-cell table:style-name="Tabelle2.A2" office:value-type="string">
            <text:p text:style-name="Standard"><draw:control text:anchor-type="as-char" draw:z-index="16" draw:style-name="gr2" draw:text-style-name="P10" svg:width="0.451cm" svg:height="0.424cm" draw:control="control17"/></text:p>
          </table:table-cell>
          <table:table-cell table:style-name="Tabelle2.C2" office:value-type="string">
            <text:p text:style-name="Standard"><draw:control text:anchor-type="as-char" draw:z-index="17" draw:style-name="gr2" draw:text-style-name="P10" svg:width="0.451cm" svg:height="0.424cm" draw:control="control18"/></text:p>
          </table:table-cell>
        </table:table-row>
        <table:table-row>
          <table:table-cell table:style-name="Tabelle2.A2" office:value-type="string">
            <text:p text:style-name="P6">Das neu erstellte Ensemble „erweitert“ auf Ensemble „4$üü“ ziehen und somit als dessen Kind festlegen</text:p>
          </table:table-cell>
          <table:table-cell table:style-name="Tabelle2.A2" office:value-type="string">
            <text:p text:style-name="Standard"><draw:control text:anchor-type="as-char" draw:z-index="18" draw:style-name="gr2" draw:text-style-name="P10" svg:width="0.451cm" svg:height="0.424cm" draw:control="control19"/></text:p>
          </table:table-cell>
          <table:table-cell table:style-name="Tabelle2.C2" office:value-type="string">
            <text:p text:style-name="Standard"><draw:control text:anchor-type="as-char" draw:z-index="19" draw:style-name="gr2" draw:text-style-name="P10" svg:width="0.451cm" svg:height="0.424cm" draw:control="control20"/></text:p>
          </table:table-cell>
        </table:table-row>
        <table:table-row>
          <table:table-cell table:style-name="Tabelle2.A2" office:value-type="string">
            <text:p text:style-name="P6">Ein Ensemble als Kind von „erweitert“ erstellen und auf das Ensemble Repository ziehen um es als eigenständiges Ensemble festzulegen.</text:p>
          </table:table-cell>
          <table:table-cell table:style-name="Tabelle2.A2" office:value-type="string">
            <text:p text:style-name="Standard"><draw:control text:anchor-type="as-char" draw:z-index="98" draw:style-name="gr2" draw:text-style-name="P10" svg:width="0.451cm" svg:height="0.424cm" draw:control="control99"/></text:p>
          </table:table-cell>
          <table:table-cell table:style-name="Tabelle2.C2" office:value-type="string">
            <text:p text:style-name="Standard"><draw:control text:anchor-type="as-char" draw:z-index="99" draw:style-name="gr2" draw:text-style-name="P10" svg:width="0.451cm" svg:height="0.424cm" draw:control="control100"/></text:p>
          </table:table-cell>
        </table:table-row>
        <table:table-row>
          <table:table-cell table:style-name="Tabelle2.C2" table:number-columns-spanned="3" office:value-type="string">
            <text:p text:style-name="Table_20_Contents">Anmerkungen:</text:p>
            <text:p text:style-name="Table_20_Contents"><draw:control text:anchor-type="as-char" draw:z-index="20" draw:style-name="gr1" draw:text-style-name="P10" svg:width="16.696cm" svg:height="2.386cm" draw:control="control21"/></text:p>
          </table:table-cell>
          <table:covered-table-cell/>
          <table:covered-table-cell/>
        </table:table-row>
        <table:table-row>
          <table:table-cell table:style-name="Tabelle2.A7" table:number-columns-spanned="3" office:value-type="string">
            <text:p text:style-name="P6"/>
            <text:p text:style-name="P6"/>
            <text:p text:style-name="P6"><text:soft-page-break/></text:p>
            <text:p text:style-name="P6"/>
            <text:p text:style-name="P6"/>
            <text:p text:style-name="P3">Ensembles bearbeiten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5">Testfall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P6">Ensemble „erweitert“ öffnen und Beschreibung überprüfen</text:p>
          </table:table-cell>
          <table:table-cell table:style-name="Tabelle2.A2" office:value-type="string">
            <text:p text:style-name="Standard"><draw:control text:anchor-type="as-char" draw:z-index="21" draw:style-name="gr2" draw:text-style-name="P10" svg:width="0.451cm" svg:height="0.424cm" draw:control="control22"/></text:p>
          </table:table-cell>
          <table:table-cell table:style-name="Tabelle2.C2" office:value-type="string">
            <text:p text:style-name="Standard"><draw:control text:anchor-type="as-char" draw:z-index="22" draw:style-name="gr2" draw:text-style-name="P10" svg:width="0.451cm" svg:height="0.424cm" draw:control="control23"/></text:p>
          </table:table-cell>
        </table:table-row>
        <table:table-row>
          <table:table-cell table:style-name="Tabelle2.A2" office:value-type="string">
            <text:p text:style-name="P6">Beschreibung und Namen von „erweitert“ ändern. Den Editor schließen und geänderten Namen im Explorer überprüfen. Danach wieder öffnen und Änderungen überprüfen.</text:p>
          </table:table-cell>
          <table:table-cell table:style-name="Tabelle2.A2" office:value-type="string">
            <text:p text:style-name="Standard"><draw:control text:anchor-type="as-char" draw:z-index="23" draw:style-name="gr2" draw:text-style-name="P10" svg:width="0.451cm" svg:height="0.424cm" draw:control="control24"/></text:p>
          </table:table-cell>
          <table:table-cell table:style-name="Tabelle2.C2" office:value-type="string">
            <text:p text:style-name="Standard"><draw:control text:anchor-type="as-char" draw:z-index="24" draw:style-name="gr2" draw:text-style-name="P10" svg:width="0.451cm" svg:height="0.424cm" draw:control="control25"/></text:p>
          </table:table-cell>
        </table:table-row>
        <table:table-row>
          <table:table-cell table:style-name="Tabelle2.A2" office:value-type="string">
            <text:p text:style-name="P6">Ensemble test per Rechtsklick in „löschen“ umbenennen <text:s/></text:p>
          </table:table-cell>
          <table:table-cell table:style-name="Tabelle2.A2" office:value-type="string">
            <text:p text:style-name="Standard"><draw:control text:anchor-type="as-char" draw:z-index="25" draw:style-name="gr2" draw:text-style-name="P10" svg:width="0.451cm" svg:height="0.424cm" draw:control="control26"/></text:p>
          </table:table-cell>
          <table:table-cell table:style-name="Tabelle2.C2" office:value-type="string">
            <text:p text:style-name="Standard"><draw:control text:anchor-type="as-char" draw:z-index="26" draw:style-name="gr2" draw:text-style-name="P10" svg:width="0.451cm" svg:height="0.424cm" draw:control="control27"/></text:p>
          </table:table-cell>
        </table:table-row>
        <table:table-row>
          <table:table-cell table:style-name="Tabelle2.A2" office:value-type="string">
            <text:p text:style-name="P6">Ensemble „löschen“ öffnen und geänderten Namen überprüfen </text:p>
          </table:table-cell>
          <table:table-cell table:style-name="Tabelle2.A2" office:value-type="string">
            <text:p text:style-name="Standard"><draw:control text:anchor-type="as-char" draw:z-index="27" draw:style-name="gr2" draw:text-style-name="P10" svg:width="0.451cm" svg:height="0.424cm" draw:control="control28"/></text:p>
          </table:table-cell>
          <table:table-cell table:style-name="Tabelle2.C2" office:value-type="string">
            <text:p text:style-name="Standard"><draw:control text:anchor-type="as-char" draw:z-index="28" draw:style-name="gr2" draw:text-style-name="P10" svg:width="0.451cm" svg:height="0.424cm" draw:control="control29"/></text:p>
          </table:table-cell>
        </table:table-row>
        <table:table-row>
          <table:table-cell table:style-name="Tabelle2.A2" office:value-type="string">
            <text:p text:style-name="P6">Ensemble „löschen“ löschen</text:p>
          </table:table-cell>
          <table:table-cell table:style-name="Tabelle2.A2" office:value-type="string">
            <text:p text:style-name="Standard"><draw:control text:anchor-type="as-char" draw:z-index="30" draw:style-name="gr2" draw:text-style-name="P10" svg:width="0.451cm" svg:height="0.424cm" draw:control="control31"/></text:p>
          </table:table-cell>
          <table:table-cell table:style-name="Tabelle2.C2" office:value-type="string">
            <text:p text:style-name="Standard"><draw:control text:anchor-type="as-char" draw:z-index="29" draw:style-name="gr2" draw:text-style-name="P10" svg:width="0.451cm" svg:height="0.424cm" draw:control="control30"/></text:p>
          </table:table-cell>
        </table:table-row>
        <table:table-row>
          <table:table-cell table:style-name="Tabelle2.A2" office:value-type="string">
            <text:p text:style-name="P6">Ensemble test als Kind von TEST erstellen und TEST löschen</text:p>
          </table:table-cell>
          <table:table-cell table:style-name="Tabelle2.A2" office:value-type="string">
            <text:p text:style-name="Standard"><draw:control text:anchor-type="as-char" draw:z-index="31" draw:style-name="gr2" draw:text-style-name="P10" svg:width="0.451cm" svg:height="0.424cm" draw:control="control32"/></text:p>
          </table:table-cell>
          <table:table-cell table:style-name="Tabelle2.C2" office:value-type="string">
            <text:p text:style-name="Standard"><draw:control text:anchor-type="as-char" draw:z-index="32" draw:style-name="gr2" draw:text-style-name="P10" svg:width="0.451cm" svg:height="0.424cm" draw:control="control33"/></text:p>
          </table:table-cell>
        </table:table-row>
        <table:table-row>
          <table:table-cell table:style-name="Tabelle2.C2" table:number-columns-spanned="3" office:value-type="string">
            <text:p text:style-name="Table_20_Contents">Anmerkungen:</text:p>
            <text:p text:style-name="Table_20_Contents"><draw:control text:anchor-type="as-char" draw:z-index="33" draw:style-name="gr1" draw:text-style-name="P10" svg:width="16.696cm" svg:height="2.386cm" draw:control="control34"/></text:p>
          </table:table-cell>
          <table:covered-table-cell/>
          <table:covered-table-cell/>
        </table:table-row>
        <table:table-row>
          <table:table-cell table:style-name="Tabelle2.A7" table:number-columns-spanned="3" office:value-type="string">
            <text:p text:style-name="P6"/>
            <text:p text:style-name="P6"/>
            <text:p text:style-name="P3">Slice Editor testen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5">Testfall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P6">Einen Slice erstellen</text:p>
          </table:table-cell>
          <table:table-cell table:style-name="Tabelle2.A2" office:value-type="string">
            <text:p text:style-name="Standard"><draw:control text:anchor-type="as-char" draw:z-index="34" draw:style-name="gr2" draw:text-style-name="P10" svg:width="0.451cm" svg:height="0.424cm" draw:control="control35"/></text:p>
          </table:table-cell>
          <table:table-cell table:style-name="Tabelle2.C2" office:value-type="string">
            <text:p text:style-name="Standard"><draw:control text:anchor-type="as-char" draw:z-index="35" draw:style-name="gr2" draw:text-style-name="P10" svg:width="0.451cm" svg:height="0.424cm" draw:control="control36"/></text:p>
          </table:table-cell>
        </table:table-row>
        <table:table-row>
          <table:table-cell table:style-name="Tabelle2.A2" office:value-type="string">
            <text:p text:style-name="P6">Ensemble <text:s/>„4$üü“ in den Slice ziehen</text:p>
          </table:table-cell>
          <table:table-cell table:style-name="Tabelle2.A2" office:value-type="string">
            <text:p text:style-name="Standard"><draw:control text:anchor-type="as-char" draw:z-index="36" draw:style-name="gr2" draw:text-style-name="P10" svg:width="0.451cm" svg:height="0.424cm" draw:control="control37"/></text:p>
          </table:table-cell>
          <table:table-cell table:style-name="Tabelle2.C2" office:value-type="string">
            <text:p text:style-name="Standard"><draw:control text:anchor-type="as-char" draw:z-index="37" draw:style-name="gr2" draw:text-style-name="P10" svg:width="0.451cm" svg:height="0.424cm" draw:control="control38"/></text:p>
          </table:table-cell>
        </table:table-row>
        <table:table-row>
          <table:table-cell table:style-name="Tabelle2.A2" office:value-type="string">
            <text:p text:style-name="P6">Ensemble „4$üü“ nochmal in den Slice ziehen (<text:span text:style-name="T1">darf nicht funktionieren!</text:span>)</text:p>
          </table:table-cell>
          <table:table-cell table:style-name="Tabelle2.A2" office:value-type="string">
            <text:p text:style-name="Standard"><draw:control text:anchor-type="as-char" draw:z-index="78" draw:style-name="gr2" draw:text-style-name="P10" svg:width="0.451cm" svg:height="0.424cm" draw:control="control79"/></text:p>
          </table:table-cell>
          <table:table-cell table:style-name="Tabelle2.C2" office:value-type="string">
            <text:p text:style-name="Standard"><draw:control text:anchor-type="as-char" draw:z-index="79" draw:style-name="gr2" draw:text-style-name="P10" svg:width="0.451cm" svg:height="0.424cm" draw:control="control80"/></text:p>
          </table:table-cell>
        </table:table-row>
        <table:table-row>
          <table:table-cell table:style-name="Tabelle2.A2" office:value-type="string">
            <text:p text:style-name="P6">Ensemble „erweitert“ in den Slice ziehen (<text:span text:style-name="T1">muss Kind-Vater mit Fehler markieren!</text:span>)</text:p>
          </table:table-cell>
          <table:table-cell table:style-name="Tabelle2.A2" office:value-type="string">
            <text:p text:style-name="Standard"><draw:control text:anchor-type="as-char" draw:z-index="38" draw:style-name="gr2" draw:text-style-name="P10" svg:width="0.451cm" svg:height="0.424cm" draw:control="control39"/></text:p>
          </table:table-cell>
          <table:table-cell table:style-name="Tabelle2.C2" office:value-type="string">
            <text:p text:style-name="Standard"><draw:control text:anchor-type="as-char" draw:z-index="39" draw:style-name="gr2" draw:text-style-name="P10" svg:width="0.451cm" svg:height="0.424cm" draw:control="control40"/></text:p>
          </table:table-cell>
        </table:table-row>
        <table:table-row>
          <table:table-cell table:style-name="Tabelle2.A2" office:value-type="string">
            <text:p text:style-name="P6">Ensemble „4$üü“ im Slice löschen</text:p>
          </table:table-cell>
          <table:table-cell table:style-name="Tabelle2.A2" office:value-type="string">
            <text:p text:style-name="Standard"><draw:control text:anchor-type="as-char" draw:z-index="40" draw:style-name="gr2" draw:text-style-name="P10" svg:width="0.451cm" svg:height="0.424cm" draw:control="control41"/></text:p>
          </table:table-cell>
          <table:table-cell table:style-name="Tabelle2.C2" office:value-type="string">
            <text:p text:style-name="Standard"><draw:control text:anchor-type="as-char" draw:z-index="41" draw:style-name="gr2" draw:text-style-name="P10" svg:width="0.451cm" svg:height="0.424cm" draw:control="control42"/></text:p>
          </table:table-cell>
        </table:table-row>
        <table:table-row>
          <table:table-cell table:style-name="Tabelle2.A2" office:value-type="string">
            <text:p text:style-name="P6">Beschreibung von „erweitert“ überprüfen</text:p>
          </table:table-cell>
          <table:table-cell table:style-name="Tabelle2.A2" office:value-type="string">
            <text:p text:style-name="Standard"><draw:control text:anchor-type="as-char" draw:z-index="42" draw:style-name="gr2" draw:text-style-name="P10" svg:width="0.451cm" svg:height="0.424cm" draw:control="control43"/></text:p>
          </table:table-cell>
          <table:table-cell table:style-name="Tabelle2.C2" office:value-type="string">
            <text:p text:style-name="Standard"><draw:control text:anchor-type="as-char" draw:z-index="43" draw:style-name="gr2" draw:text-style-name="P10" svg:width="0.451cm" svg:height="0.424cm" draw:control="control44"/></text:p>
          </table:table-cell>
        </table:table-row>
        <table:table-row>
          <table:table-cell table:style-name="Tabelle2.A2" office:value-type="string">
            <text:p text:style-name="P6">Ensemble „4$üü“ in den Slice ziehen (<text:span text:style-name="T1">muss Kind-Vater mit Fehler markieren!</text:span>)</text:p>
          </table:table-cell>
          <table:table-cell table:style-name="Tabelle2.A2" office:value-type="string">
            <text:p text:style-name="Standard"><draw:control text:anchor-type="as-char" draw:z-index="44" draw:style-name="gr2" draw:text-style-name="P10" svg:width="0.451cm" svg:height="0.424cm" draw:control="control45"/></text:p>
          </table:table-cell>
          <table:table-cell table:style-name="Tabelle2.C2" office:value-type="string">
            <text:p text:style-name="Standard"><draw:control text:anchor-type="as-char" draw:z-index="45" draw:style-name="gr2" draw:text-style-name="P10" svg:width="0.451cm" svg:height="0.424cm" draw:control="control46"/></text:p>
          </table:table-cell>
        </table:table-row>
        <table:table-row>
          <table:table-cell table:style-name="Tabelle2.A2" office:value-type="string">
            <text:p text:style-name="P6">Ensemble „a“ und „b“ erstellen. Beide in den Slice ziehen. Dann „b“ als Kind von „a“ festlegen. <text:s/>(<text:span text:style-name="T1">muss Kind-Vater mit Fehler markieren!</text:span>)</text:p>
          </table:table-cell>
          <table:table-cell table:style-name="Tabelle2.A2" office:value-type="string">
            <text:p text:style-name="Standard"><draw:control text:anchor-type="as-char" draw:z-index="100" draw:style-name="gr2" draw:text-style-name="P10" svg:width="0.451cm" svg:height="0.424cm" draw:control="control101"/></text:p>
          </table:table-cell>
          <table:table-cell table:style-name="Tabelle2.C2" office:value-type="string">
            <text:p text:style-name="Standard"><draw:control text:anchor-type="as-char" draw:z-index="101" draw:style-name="gr2" draw:text-style-name="P10" svg:width="0.451cm" svg:height="0.424cm" draw:control="control102"/></text:p>
          </table:table-cell>
        </table:table-row>
        <table:table-row>
          <table:table-cell table:style-name="Tabelle2.A2" office:value-type="string">
            <text:p text:style-name="P6">„a“ im Global Repository löschen („a“ und „b“ müssen aus dem Slice verschwinden)</text:p>
          </table:table-cell>
          <table:table-cell table:style-name="Tabelle2.A2" office:value-type="string">
            <text:p text:style-name="Standard"><draw:control text:anchor-type="as-char" draw:z-index="102" draw:style-name="gr2" draw:text-style-name="P10" svg:width="0.451cm" svg:height="0.424cm" draw:control="control103"/></text:p>
          </table:table-cell>
          <table:table-cell table:style-name="Tabelle2.C2" office:value-type="string">
            <text:p text:style-name="Standard"><draw:control text:anchor-type="as-char" draw:z-index="103" draw:style-name="gr2" draw:text-style-name="P10" svg:width="0.451cm" svg:height="0.424cm" draw:control="control104"/></text:p>
          </table:table-cell>
        </table:table-row>
        <table:table-row>
          <table:table-cell table:style-name="Tabelle2.A2" office:value-type="string">
            <text:p text:style-name="P6">Die Collaps/Expand Funktion testen</text:p>
          </table:table-cell>
          <table:table-cell table:style-name="Tabelle2.A2" office:value-type="string">
            <text:p text:style-name="Standard"><draw:control text:anchor-type="as-char" draw:z-index="46" draw:style-name="gr2" draw:text-style-name="P10" svg:width="0.451cm" svg:height="0.424cm" draw:control="control47"/></text:p>
          </table:table-cell>
          <table:table-cell table:style-name="Tabelle2.C2" office:value-type="string">
            <text:p text:style-name="Standard"><draw:control text:anchor-type="as-char" draw:z-index="47" draw:style-name="gr2" draw:text-style-name="P10" svg:width="0.451cm" svg:height="0.424cm" draw:control="control48"/></text:p>
          </table:table-cell>
        </table:table-row>
        <table:table-row>
          <table:table-cell table:style-name="Tabelle2.A2" office:value-type="string">
            <text:p text:style-name="P6">Ein Ensemble erstellen und in den Slice ziehen</text:p>
          </table:table-cell>
          <table:table-cell table:style-name="Tabelle2.A2" office:value-type="string">
            <text:p text:style-name="Standard"><draw:control text:anchor-type="as-char" draw:z-index="48" draw:style-name="gr2" draw:text-style-name="P10" svg:width="0.451cm" svg:height="0.424cm" draw:control="control49"/></text:p>
          </table:table-cell>
          <table:table-cell table:style-name="Tabelle2.C2" office:value-type="string">
            <text:p text:style-name="Standard"><draw:control text:anchor-type="as-char" draw:z-index="49" draw:style-name="gr2" draw:text-style-name="P10" svg:width="0.451cm" svg:height="0.424cm" draw:control="control50"/></text:p>
          </table:table-cell>
        </table:table-row>
        <table:table-row>
          <table:table-cell table:style-name="Tabelle2.A2" office:value-type="string">
            <text:p text:style-name="P6">Eine Local Incoming Connection erstellen</text:p>
          </table:table-cell>
          <table:table-cell table:style-name="Tabelle2.A2" office:value-type="string">
            <text:p text:style-name="Standard"><draw:control text:anchor-type="as-char" draw:z-index="50" draw:style-name="gr2" draw:text-style-name="P10" svg:width="0.451cm" svg:height="0.424cm" draw:control="control51"/></text:p>
          </table:table-cell>
          <table:table-cell table:style-name="Tabelle2.C2" office:value-type="string">
            <text:p text:style-name="Standard"><draw:control text:anchor-type="as-char" draw:z-index="51" draw:style-name="gr2" draw:text-style-name="P10" svg:width="0.451cm" svg:height="0.424cm" draw:control="control52"/></text:p>
          </table:table-cell>
        </table:table-row>
        <table:table-row>
          <table:table-cell table:style-name="Tabelle2.A2" office:value-type="string">
            <text:p text:style-name="P6">Eine Local Outgoing Connection erstellen</text:p>
          </table:table-cell>
          <table:table-cell table:style-name="Tabelle2.A2" office:value-type="string">
            <text:p text:style-name="Standard"><draw:control text:anchor-type="as-char" draw:z-index="52" draw:style-name="gr2" draw:text-style-name="P10" svg:width="0.451cm" svg:height="0.424cm" draw:control="control53"/></text:p>
          </table:table-cell>
          <table:table-cell table:style-name="Tabelle2.C2" office:value-type="string">
            <text:p text:style-name="Standard"><draw:control text:anchor-type="as-char" draw:z-index="53" draw:style-name="gr2" draw:text-style-name="P10" svg:width="0.451cm" svg:height="0.424cm" draw:control="control54"/></text:p>
          </table:table-cell>
        </table:table-row>
        <table:table-row>
          <table:table-cell table:style-name="Tabelle2.A2" office:value-type="string">
            <text:p text:style-name="P6">Eine Global Incoming Connection erstellen</text:p>
          </table:table-cell>
          <table:table-cell table:style-name="Tabelle2.A2" office:value-type="string">
            <text:p text:style-name="Standard"><draw:control text:anchor-type="as-char" draw:z-index="54" draw:style-name="gr2" draw:text-style-name="P10" svg:width="0.451cm" svg:height="0.424cm" draw:control="control55"/></text:p>
          </table:table-cell>
          <table:table-cell table:style-name="Tabelle2.C2" office:value-type="string">
            <text:p text:style-name="Standard"><draw:control text:anchor-type="as-char" draw:z-index="55" draw:style-name="gr2" draw:text-style-name="P10" svg:width="0.451cm" svg:height="0.424cm" draw:control="control56"/></text:p>
          </table:table-cell>
        </table:table-row>
        <table:table-row>
          <table:table-cell table:style-name="Tabelle2.A2" office:value-type="string">
            <text:p text:style-name="P6">Eine Global Outgoing Connection erstellen</text:p>
          </table:table-cell>
          <table:table-cell table:style-name="Tabelle2.A2" office:value-type="string">
            <text:p text:style-name="Standard"><draw:control text:anchor-type="as-char" draw:z-index="56" draw:style-name="gr2" draw:text-style-name="P10" svg:width="0.451cm" svg:height="0.424cm" draw:control="control57"/></text:p>
          </table:table-cell>
          <table:table-cell table:style-name="Tabelle2.C2" office:value-type="string">
            <text:p text:style-name="Standard"><draw:control text:anchor-type="as-char" draw:z-index="57" draw:style-name="gr2" draw:text-style-name="P10" svg:width="0.451cm" svg:height="0.424cm" draw:control="control58"/></text:p>
          </table:table-cell>
        </table:table-row>
        <text:soft-page-break/>
        <table:table-row>
          <table:table-cell table:style-name="Tabelle2.A2" office:value-type="string">
            <text:p text:style-name="P6">Eine Expected Connection erstellen</text:p>
          </table:table-cell>
          <table:table-cell table:style-name="Tabelle2.A2" office:value-type="string">
            <text:p text:style-name="Standard"><draw:control text:anchor-type="as-char" draw:z-index="58" draw:style-name="gr2" draw:text-style-name="P10" svg:width="0.451cm" svg:height="0.424cm" draw:control="control59"/></text:p>
          </table:table-cell>
          <table:table-cell table:style-name="Tabelle2.C2" office:value-type="string">
            <text:p text:style-name="Standard"><draw:control text:anchor-type="as-char" draw:z-index="59" draw:style-name="gr2" draw:text-style-name="P10" svg:width="0.451cm" svg:height="0.424cm" draw:control="control60"/></text:p>
          </table:table-cell>
        </table:table-row>
        <table:table-row>
          <table:table-cell table:style-name="Tabelle2.A2" office:value-type="string">
            <text:p text:style-name="P6">Eine Not Allowed Connection erstellen</text:p>
          </table:table-cell>
          <table:table-cell table:style-name="Tabelle2.A2" office:value-type="string">
            <text:p text:style-name="Standard"><draw:control text:anchor-type="as-char" draw:z-index="60" draw:style-name="gr2" draw:text-style-name="P10" svg:width="0.451cm" svg:height="0.424cm" draw:control="control61"/></text:p>
          </table:table-cell>
          <table:table-cell table:style-name="Tabelle2.C2" office:value-type="string">
            <text:p text:style-name="Standard"><draw:control text:anchor-type="as-char" draw:z-index="61" draw:style-name="gr2" draw:text-style-name="P10" svg:width="0.451cm" svg:height="0.424cm" draw:control="control62"/></text:p>
          </table:table-cell>
        </table:table-row>
        <table:table-row>
          <table:table-cell table:style-name="Tabelle2.A2" office:value-type="string">
            <text:p text:style-name="P6">Ein Ensemble kann mit keiner Verbindung mit sich selbst verbunden werden.</text:p>
          </table:table-cell>
          <table:table-cell table:style-name="Tabelle2.A2" office:value-type="string">
            <text:p text:style-name="Standard"><draw:control text:anchor-type="as-char" draw:z-index="104" draw:style-name="gr2" draw:text-style-name="P10" svg:width="0.451cm" svg:height="0.424cm" draw:control="control105"/></text:p>
          </table:table-cell>
          <table:table-cell table:style-name="Tabelle2.C2" office:value-type="string">
            <text:p text:style-name="Standard"><draw:control text:anchor-type="as-char" draw:z-index="105" draw:style-name="gr2" draw:text-style-name="P10" svg:width="0.451cm" svg:height="0.424cm" draw:control="control106"/></text:p>
          </table:table-cell>
        </table:table-row>
        <table:table-row>
          <table:table-cell table:style-name="Tabelle2.A2" office:value-type="string">
            <text:p text:style-name="P6">Die Collaps/Expand Funktion an einem Ensemble testen, welches mindestens eine Connection zu einem anderen Ensemble hat</text:p>
          </table:table-cell>
          <table:table-cell table:style-name="Tabelle2.A2" office:value-type="string">
            <text:p text:style-name="Standard"><draw:control text:anchor-type="as-char" draw:z-index="62" draw:style-name="gr2" draw:text-style-name="P10" svg:width="0.451cm" svg:height="0.424cm" draw:control="control63"/></text:p>
          </table:table-cell>
          <table:table-cell table:style-name="Tabelle2.C2" office:value-type="string">
            <text:p text:style-name="Standard"><draw:control text:anchor-type="as-char" draw:z-index="63" draw:style-name="gr2" draw:text-style-name="P10" svg:width="0.451cm" svg:height="0.424cm" draw:control="control64"/></text:p>
          </table:table-cell>
        </table:table-row>
        <table:table-row>
          <table:table-cell table:style-name="Tabelle2.A2" office:value-type="string">
            <text:p text:style-name="P6">Name des Ensembles „erweitert“ in „Erw“ ändern (Name im Slice muss angepasst werden)</text:p>
          </table:table-cell>
          <table:table-cell table:style-name="Tabelle2.A2" office:value-type="string">
            <text:p text:style-name="Standard"><draw:control text:anchor-type="as-char" draw:z-index="64" draw:style-name="gr2" draw:text-style-name="P10" svg:width="0.451cm" svg:height="0.424cm" draw:control="control65"/></text:p>
          </table:table-cell>
          <table:table-cell table:style-name="Tabelle2.C2" office:value-type="string">
            <text:p text:style-name="Standard"><draw:control text:anchor-type="as-char" draw:z-index="65" draw:style-name="gr2" draw:text-style-name="P10" svg:width="0.451cm" svg:height="0.424cm" draw:control="control66"/></text:p>
          </table:table-cell>
        </table:table-row>
        <table:table-row>
          <table:table-cell table:style-name="Tabelle2.A2" office:value-type="string">
            <text:p text:style-name="P6">Ein EmptyEnsemble durch klicken hinzufügen</text:p>
          </table:table-cell>
          <table:table-cell table:style-name="Tabelle2.A2" office:value-type="string">
            <text:p text:style-name="Standard"><draw:control text:anchor-type="as-char" draw:z-index="80" draw:style-name="gr2" draw:text-style-name="P10" svg:width="0.451cm" svg:height="0.424cm" draw:control="control81"/></text:p>
          </table:table-cell>
          <table:table-cell table:style-name="Tabelle2.C2" office:value-type="string">
            <text:p text:style-name="Standard"><draw:control text:anchor-type="as-char" draw:z-index="87" draw:style-name="gr2" draw:text-style-name="P10" svg:width="0.451cm" svg:height="0.424cm" draw:control="control88"/></text:p>
          </table:table-cell>
        </table:table-row>
        <table:table-row>
          <table:table-cell table:style-name="Tabelle2.A2" office:value-type="string">
            <text:p text:style-name="P6">Ein Empty Ensemble durch „größe ziehen“ hinzufügen</text:p>
          </table:table-cell>
          <table:table-cell table:style-name="Tabelle2.A2" office:value-type="string">
            <text:p text:style-name="Standard"><draw:control text:anchor-type="as-char" draw:z-index="81" draw:style-name="gr2" draw:text-style-name="P10" svg:width="0.451cm" svg:height="0.424cm" draw:control="control82"/></text:p>
          </table:table-cell>
          <table:table-cell table:style-name="Tabelle2.C2" office:value-type="string">
            <text:p text:style-name="Standard"><draw:control text:anchor-type="as-char" draw:z-index="88" draw:style-name="gr2" draw:text-style-name="P10" svg:width="0.451cm" svg:height="0.424cm" draw:control="control89"/></text:p>
          </table:table-cell>
        </table:table-row>
        <table:table-row>
          <table:table-cell table:style-name="Tabelle2.A2" office:value-type="string">
            <text:p text:style-name="P6">Local Incoming kann von EmptyEnsemble gehen aber nicht zu</text:p>
          </table:table-cell>
          <table:table-cell table:style-name="Tabelle2.A2" office:value-type="string">
            <text:p text:style-name="Standard"><draw:control text:anchor-type="as-char" draw:z-index="82" draw:style-name="gr2" draw:text-style-name="P10" svg:width="0.451cm" svg:height="0.424cm" draw:control="control83"/></text:p>
          </table:table-cell>
          <table:table-cell table:style-name="Tabelle2.C2" office:value-type="string">
            <text:p text:style-name="Standard"><draw:control text:anchor-type="as-char" draw:z-index="89" draw:style-name="gr2" draw:text-style-name="P10" svg:width="0.451cm" svg:height="0.424cm" draw:control="control90"/></text:p>
          </table:table-cell>
        </table:table-row>
        <table:table-row>
          <table:table-cell table:style-name="Tabelle2.A2" office:value-type="string">
            <text:p text:style-name="P6">Global Incoming kann von EmptyEnsemble gehen aber nicht zu</text:p>
          </table:table-cell>
          <table:table-cell table:style-name="Tabelle2.A2" office:value-type="string">
            <text:p text:style-name="Standard"><draw:control text:anchor-type="as-char" draw:z-index="94" draw:style-name="gr2" draw:text-style-name="P10" svg:width="0.451cm" svg:height="0.424cm" draw:control="control95"/></text:p>
          </table:table-cell>
          <table:table-cell table:style-name="Tabelle2.C2" office:value-type="string">
            <text:p text:style-name="Standard"><draw:control text:anchor-type="as-char" draw:z-index="96" draw:style-name="gr2" draw:text-style-name="P10" svg:width="0.451cm" svg:height="0.424cm" draw:control="control97"/></text:p>
          </table:table-cell>
        </table:table-row>
        <table:table-row>
          <table:table-cell table:style-name="Tabelle2.A2" office:value-type="string">
            <text:p text:style-name="P6">Local Outgoing kann zu EmptyEnsemble gehen aber nicht von</text:p>
          </table:table-cell>
          <table:table-cell table:style-name="Tabelle2.A2" office:value-type="string">
            <text:p text:style-name="Standard"><draw:control text:anchor-type="as-char" draw:z-index="95" draw:style-name="gr2" draw:text-style-name="P10" svg:width="0.451cm" svg:height="0.424cm" draw:control="control96"/></text:p>
          </table:table-cell>
          <table:table-cell table:style-name="Tabelle2.C2" office:value-type="string">
            <text:p text:style-name="Standard"><draw:control text:anchor-type="as-char" draw:z-index="97" draw:style-name="gr2" draw:text-style-name="P10" svg:width="0.451cm" svg:height="0.424cm" draw:control="control98"/></text:p>
          </table:table-cell>
        </table:table-row>
        <table:table-row>
          <table:table-cell table:style-name="Tabelle2.A2" office:value-type="string">
            <text:p text:style-name="P6">Global Outgoing kann zu EmptyEnsemble gehen aber nicht von</text:p>
          </table:table-cell>
          <table:table-cell table:style-name="Tabelle2.A2" office:value-type="string">
            <text:p text:style-name="Standard"><draw:control text:anchor-type="as-char" draw:z-index="83" draw:style-name="gr2" draw:text-style-name="P10" svg:width="0.451cm" svg:height="0.424cm" draw:control="control84"/></text:p>
          </table:table-cell>
          <table:table-cell table:style-name="Tabelle2.C2" office:value-type="string">
            <text:p text:style-name="Standard"><draw:control text:anchor-type="as-char" draw:z-index="90" draw:style-name="gr2" draw:text-style-name="P10" svg:width="0.451cm" svg:height="0.424cm" draw:control="control91"/></text:p>
          </table:table-cell>
        </table:table-row>
        <table:table-row>
          <table:table-cell table:style-name="Tabelle2.A2" office:value-type="string">
            <text:p text:style-name="P6">Expected darf nicht mit EmptyEnsemble verbindbar sein</text:p>
          </table:table-cell>
          <table:table-cell table:style-name="Tabelle2.A2" office:value-type="string">
            <text:p text:style-name="Standard"><draw:control text:anchor-type="as-char" draw:z-index="84" draw:style-name="gr2" draw:text-style-name="P10" svg:width="0.451cm" svg:height="0.424cm" draw:control="control85"/></text:p>
          </table:table-cell>
          <table:table-cell table:style-name="Tabelle2.C2" office:value-type="string">
            <text:p text:style-name="Standard"><draw:control text:anchor-type="as-char" draw:z-index="91" draw:style-name="gr2" draw:text-style-name="P10" svg:width="0.451cm" svg:height="0.424cm" draw:control="control92"/></text:p>
          </table:table-cell>
        </table:table-row>
        <table:table-row>
          <table:table-cell table:style-name="Tabelle2.A2" office:value-type="string">
            <text:p text:style-name="P6">Not Allowed darf nicht mit EmptyEnsemble verbindbar sein.</text:p>
          </table:table-cell>
          <table:table-cell table:style-name="Tabelle2.A2" office:value-type="string">
            <text:p text:style-name="Standard"><draw:control text:anchor-type="as-char" draw:z-index="85" draw:style-name="gr2" draw:text-style-name="P10" svg:width="0.451cm" svg:height="0.424cm" draw:control="control86"/></text:p>
          </table:table-cell>
          <table:table-cell table:style-name="Tabelle2.C2" office:value-type="string">
            <text:p text:style-name="Standard"><draw:control text:anchor-type="as-char" draw:z-index="92" draw:style-name="gr2" draw:text-style-name="P10" svg:width="0.451cm" svg:height="0.424cm" draw:control="control93"/></text:p>
          </table:table-cell>
        </table:table-row>
        <table:table-row>
          <table:table-cell table:style-name="Tabelle2.A2" office:value-type="string">
            <text:p text:style-name="P6">Den Dependency Kind einer Verbindung auf NON ändern.</text:p>
          </table:table-cell>
          <table:table-cell table:style-name="Tabelle2.A2" office:value-type="string">
            <text:p text:style-name="Standard"><draw:control text:anchor-type="as-char" draw:z-index="86" draw:style-name="gr2" draw:text-style-name="P10" svg:width="0.451cm" svg:height="0.424cm" draw:control="control87"/></text:p>
          </table:table-cell>
          <table:table-cell table:style-name="Tabelle2.C2" office:value-type="string">
            <text:p text:style-name="Standard"><draw:control text:anchor-type="as-char" draw:z-index="93" draw:style-name="gr2" draw:text-style-name="P10" svg:width="0.451cm" svg:height="0.424cm" draw:control="control94"/></text:p>
          </table:table-cell>
        </table:table-row>
        <table:table-row>
          <table:table-cell table:style-name="Tabelle2.A2" office:value-type="string">
            <text:p text:style-name="P6">Toggle „All“ Constrains Labels klicken. (NON soll weiterhin sichtbar bleiben)</text:p>
          </table:table-cell>
          <table:table-cell table:style-name="Tabelle2.A2" office:value-type="string">
            <text:p text:style-name="Standard"><draw:control text:anchor-type="as-char" draw:z-index="108" draw:style-name="gr2" draw:text-style-name="P10" svg:width="0.451cm" svg:height="0.424cm" draw:control="control109"/></text:p>
          </table:table-cell>
          <table:table-cell table:style-name="Tabelle2.C2" office:value-type="string">
            <text:p text:style-name="Standard"><draw:control text:anchor-type="as-char" draw:z-index="109" draw:style-name="gr2" draw:text-style-name="P10" svg:width="0.451cm" svg:height="0.424cm" draw:control="control110"/></text:p>
          </table:table-cell>
        </table:table-row>
        <table:table-row>
          <table:table-cell table:style-name="Tabelle2.A2" office:value-type="string">
            <text:p text:style-name="P6">NON auf „ALL“ ändern. (ALL ist weiterhin sichtbar)</text:p>
          </table:table-cell>
          <table:table-cell table:style-name="Tabelle2.A2" office:value-type="string">
            <text:p text:style-name="Standard"><draw:control text:anchor-type="as-char" draw:z-index="110" draw:style-name="gr2" draw:text-style-name="P10" svg:width="0.451cm" svg:height="0.424cm" draw:control="control111"/></text:p>
          </table:table-cell>
          <table:table-cell table:style-name="Tabelle2.C2" office:value-type="string">
            <text:p text:style-name="Standard"><draw:control text:anchor-type="as-char" draw:z-index="111" draw:style-name="gr2" draw:text-style-name="P10" svg:width="0.451cm" svg:height="0.424cm" draw:control="control112"/></text:p>
          </table:table-cell>
        </table:table-row>
        <table:table-row>
          <table:table-cell table:style-name="Tabelle2.A2" office:value-type="string">
            <text:p text:style-name="P6">Toggle „ALL“ Constrains Label klicken. Alle „ALL“ werden wieder angezeigt. Ein weitere Aufruf der funktion lässt wieder alle verschwinden.</text:p>
          </table:table-cell>
          <table:table-cell table:style-name="Tabelle2.A2" office:value-type="string">
            <text:p text:style-name="Standard"><draw:control text:anchor-type="as-char" draw:z-index="112" draw:style-name="gr2" draw:text-style-name="P10" svg:width="0.451cm" svg:height="0.424cm" draw:control="control113"/></text:p>
          </table:table-cell>
          <table:table-cell table:style-name="Tabelle2.C2" office:value-type="string">
            <text:p text:style-name="Standard"><draw:control text:anchor-type="as-char" draw:z-index="113" draw:style-name="gr2" draw:text-style-name="P10" svg:width="0.451cm" svg:height="0.424cm" draw:control="control114"/></text:p>
          </table:table-cell>
        </table:table-row>
        <table:table-row>
          <table:table-cell table:style-name="Tabelle2.C2" table:number-columns-spanned="3" office:value-type="string">
            <text:p text:style-name="Table_20_Contents">Anmerkungen:</text:p>
            <text:p text:style-name="Table_20_Contents"><draw:control text:anchor-type="as-char" draw:z-index="66" draw:style-name="gr1" draw:text-style-name="P10" svg:width="16.696cm" svg:height="2.386cm" draw:control="control67"/></text:p>
          </table:table-cell>
          <table:covered-table-cell/>
          <table:covered-table-cell/>
        </table:table-row>
        <table:table-row>
          <table:table-cell table:style-name="Tabelle2.A7" table:number-columns-spanned="3" office:value-type="string">
            <text:p text:style-name="P6"/>
            <text:p text:style-name="P6"/>
            <text:p text:style-name="P3">Persistenz testen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5">Testfall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P6">Einen Slice mit mehreren Ensembles und Constraints und änderung mindestens einer Dependency Kind erstellen. Speichern und Eclipse schließen. Danach Eclipse neu aufrufen und überprüfen.</text:p>
          </table:table-cell>
          <table:table-cell table:style-name="Tabelle2.A2" office:value-type="string">
            <text:p text:style-name="Standard"><draw:control text:anchor-type="as-char" draw:z-index="67" draw:style-name="gr2" draw:text-style-name="P10" svg:width="0.451cm" svg:height="0.424cm" draw:control="control68"/></text:p>
          </table:table-cell>
          <table:table-cell table:style-name="Tabelle2.C2" office:value-type="string">
            <text:p text:style-name="Standard"><draw:control text:anchor-type="as-char" draw:z-index="68" draw:style-name="gr2" draw:text-style-name="P10" svg:width="0.451cm" svg:height="0.424cm" draw:control="control69"/></text:p>
          </table:table-cell>
        </table:table-row>
        <table:table-row>
          <table:table-cell table:style-name="Tabelle2.A2" office:value-type="string">
            <text:p text:style-name="P6">Den Slice schließen, Eclipse beenden und neu aufrufen. Den Slice überprüfen.</text:p>
          </table:table-cell>
          <table:table-cell table:style-name="Tabelle2.A2" office:value-type="string">
            <text:p text:style-name="Standard"><draw:control text:anchor-type="as-char" draw:z-index="114" draw:style-name="gr2" draw:text-style-name="P10" svg:width="0.451cm" svg:height="0.424cm" draw:control="control115"/></text:p>
          </table:table-cell>
          <table:table-cell table:style-name="Tabelle2.C2" office:value-type="string">
            <text:p text:style-name="Standard"><draw:control text:anchor-type="as-char" draw:z-index="115" draw:style-name="gr2" draw:text-style-name="P10" svg:width="0.451cm" svg:height="0.424cm" draw:control="control116"/></text:p>
          </table:table-cell>
        </table:table-row>
        <table:table-row>
          <table:table-cell table:style-name="Tabelle2.A2" office:value-type="string">
            <text:p text:style-name="P6">Einen zweiten Slice erstellen. <text:s/>In beide Slices das selbe Ensemble schieben. Einen Slice schließen. Ensemble im Global Repository löschen. (muss aus beiden Slices gelöscht werden)</text:p>
          </table:table-cell>
          <table:table-cell table:style-name="Tabelle2.A2" office:value-type="string">
            <text:p text:style-name="Standard"><draw:control text:anchor-type="as-char" draw:z-index="69" draw:style-name="gr2" draw:text-style-name="P10" svg:width="0.451cm" svg:height="0.424cm" draw:control="control70"/></text:p>
          </table:table-cell>
          <table:table-cell table:style-name="Tabelle2.C2" office:value-type="string">
            <text:p text:style-name="Standard"><draw:control text:anchor-type="as-char" draw:z-index="70" draw:style-name="gr2" draw:text-style-name="P10" svg:width="0.451cm" svg:height="0.424cm" draw:control="control71"/></text:p>
          </table:table-cell>
        </table:table-row>
        <table:table-row>
          <table:table-cell table:style-name="Tabelle2.A2" office:value-type="string">
            <text:p text:style-name="P6">Den neu erstellten Slice löschen.</text:p>
          </table:table-cell>
          <table:table-cell table:style-name="Tabelle2.A2" office:value-type="string">
            <text:p text:style-name="Standard"><draw:control text:anchor-type="as-char" draw:z-index="71" draw:style-name="gr2" draw:text-style-name="P10" svg:width="0.451cm" svg:height="0.424cm" draw:control="control72"/></text:p>
          </table:table-cell>
          <table:table-cell table:style-name="Tabelle2.C2" office:value-type="string">
            <text:p text:style-name="Standard"><draw:control text:anchor-type="as-char" draw:z-index="72" draw:style-name="gr2" draw:text-style-name="P10" svg:width="0.451cm" svg:height="0.424cm" draw:control="control73"/></text:p>
          </table:table-cell>
        </table:table-row>
        <table:table-row>
          <table:table-cell table:style-name="Tabelle2.A2" office:value-type="string">
            <text:p text:style-name="P6">Den anderen Slice schließen und Beschreibung und Namen eines darin enthaltenen Ensembles ändern. Den Slice wieder öffnen.</text:p>
          </table:table-cell>
          <table:table-cell table:style-name="Tabelle2.A2" office:value-type="string">
            <text:p text:style-name="Standard"><draw:control text:anchor-type="as-char" draw:z-index="73" draw:style-name="gr2" draw:text-style-name="P10" svg:width="0.451cm" svg:height="0.424cm" draw:control="control74"/></text:p>
          </table:table-cell>
          <table:table-cell table:style-name="Tabelle2.C2" office:value-type="string">
            <text:p text:style-name="Standard"><draw:control text:anchor-type="as-char" draw:z-index="74" draw:style-name="gr2" draw:text-style-name="P10" svg:width="0.451cm" svg:height="0.424cm" draw:control="control75"/></text:p>
          </table:table-cell>
        </table:table-row>
        <table:table-row>
          <table:table-cell table:style-name="Tabelle2.A2" office:value-type="string">
            <text:p text:style-name="P6">Ensemble „a“ und „b“ als dessen Kind erstellen.“b“ in den Slice ziehen. Den Slice schließen und „a“ im Global Repository löschen.</text:p>
          </table:table-cell>
          <table:table-cell table:style-name="Tabelle2.A2" office:value-type="string">
            <text:p text:style-name="Standard"><draw:control text:anchor-type="as-char" draw:z-index="106" draw:style-name="gr2" draw:text-style-name="P10" svg:width="0.451cm" svg:height="0.424cm" draw:control="control107"/></text:p>
          </table:table-cell>
          <table:table-cell table:style-name="Tabelle2.C2" office:value-type="string">
            <text:p text:style-name="Standard"><draw:control text:anchor-type="as-char" draw:z-index="107" draw:style-name="gr2" draw:text-style-name="P10" svg:width="0.451cm" svg:height="0.424cm" draw:control="control108"/></text:p>
          </table:table-cell>
        </table:table-row>
        <text:soft-page-break/>
        <table:table-row>
          <table:table-cell table:style-name="Tabelle2.A2" office:value-type="string">
            <text:p text:style-name="P6">Ensemble „a“ und „b“ erstellen. Beide in den Slice ziehen. Den Slice schließen und <text:s/>„b“ als Kind von „a“ festlegen. Den Slice wieder öffnen. (<text:span text:style-name="T1">muss Kind-Vater mit Fehler markieren!</text:span>)</text:p>
          </table:table-cell>
          <table:table-cell table:style-name="Tabelle2.A2" office:value-type="string">
            <text:p text:style-name="Standard"><draw:control text:anchor-type="as-char" draw:z-index="75" draw:style-name="gr2" draw:text-style-name="P10" svg:width="0.451cm" svg:height="0.424cm" draw:control="control76"/></text:p>
          </table:table-cell>
          <table:table-cell table:style-name="Tabelle2.C2" office:value-type="string">
            <text:p text:style-name="Standard"><draw:control text:anchor-type="as-char" draw:z-index="76" draw:style-name="gr2" draw:text-style-name="P10" svg:width="0.451cm" svg:height="0.424cm" draw:control="control77"/></text:p>
          </table:table-cell>
        </table:table-row>
        <table:table-row>
          <table:table-cell table:style-name="Tabelle2.C2" table:number-columns-spanned="3" office:value-type="string">
            <text:p text:style-name="Table_20_Contents">Anmerkungen:</text:p>
            <text:p text:style-name="Table_20_Contents"><draw:control text:anchor-type="as-char" draw:z-index="77" draw:style-name="gr1" draw:text-style-name="P10" svg:width="16.696cm" svg:height="2.386cm" draw:control="control78"/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14:52:38.55</meta:creation-date>
    <dc:date>2013-03-05T12:40:57.68</dc:date>
    <meta:editing-duration>PT2H59M18S</meta:editing-duration>
    <meta:editing-cycles>12</meta:editing-cycles>
    <meta:generator>OpenOffice.org/3.4.1$Win32 OpenOffice.org_project/341m1$Build-9593</meta:generator>
    <meta:document-statistic meta:table-count="2" meta:image-count="0" meta:object-count="0" meta:page-count="4" meta:paragraph-count="199" meta:word-count="588" meta:character-count="4217"/>
  </office:meta>
</office:document-meta>
</file>